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000000" draw:marker-start-width="0.3cm" draw:marker-end-width="0.3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5" style:family="graphic" style:parent-style-name="objectwithoutfill">
      <style:graphic-properties draw:marker-end="Line_20_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">
        <office:forms form:automatic-focus="false" form:apply-design-mode="false"/>
        <draw:custom-shape draw:style-name="gr1" draw:text-style-name="P1" xml:id="id3" draw:id="id3" draw:layer="layout" svg:width="0.5cm" svg:height="0.5cm" svg:x="1.923cm" svg:y="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2" draw:text-style-name="P1" draw:layer="layout" svg:width="0.5cm" svg:height="0.5cm" svg:x="18.819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cm" svg:height="0.7cm" svg:x="18.723cm" svg:y="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923cm" svg:y1="3.207cm" svg:x2="18.723cm" svg:y2="3.207cm" draw:start-shape="id1" draw:start-glue-point="1" draw:end-shape="id2" draw:end-glue-point="3" svg:d="M17923 3207h800" svg:viewBox="0 0 801 1">
          <text:p/>
        </draw:connector>
        <draw:connector draw:style-name="gr4" draw:text-style-name="P1" draw:layer="layout" svg:x1="2.423cm" svg:y1="3.207cm" svg:x2="3.423cm" svg:y2="3.207cm" draw:start-shape="id3" draw:start-glue-point="10" draw:end-shape="id4" draw:end-glue-point="3" svg:d="M2423 3207h1000" svg:viewBox="0 0 1001 1">
          <text:p/>
        </draw:connector>
        <draw:custom-shape draw:style-name="gr3" draw:text-style-name="P1" xml:id="id5" draw:id="id5" draw:layer="layout" svg:width="0.5cm" svg:height="0.5cm" svg:x="6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923cm" svg:y1="3.207cm" svg:x2="6.923cm" svg:y2="3.207cm" draw:start-shape="id4" draw:start-glue-point="1" draw:end-shape="id5" draw:end-glue-point="5" svg:d="M5923 3207h1000" svg:viewBox="0 0 1001 1">
          <text:p/>
        </draw:connector>
        <draw:connector draw:style-name="gr5" draw:text-style-name="P1" draw:layer="layout" svg:x1="7.423cm" svg:y1="3.207cm" svg:x2="9.423cm" svg:y2="3.207cm" draw:start-shape="id5" draw:start-glue-point="7" draw:end-shape="id6" draw:end-glue-point="3" svg:d="M7423 3207h2000" svg:viewBox="0 0 2001 1">
          <text:p text:style-name="P1">for-</text:p>
          <text:p text:style-name="P1">warded</text:p>
        </draw:connector>
        <draw:custom-shape draw:style-name="gr3" draw:text-style-name="P1" xml:id="id7" draw:id="id7" draw:layer="layout" svg:width="0.5cm" svg:height="0.5cm" svg:x="13.923cm" svg:y="2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923cm" svg:y1="3.207cm" svg:x2="13.923cm" svg:y2="3.207cm" draw:start-shape="id6" draw:start-glue-point="1" draw:end-shape="id7" draw:end-glue-point="5" svg:d="M11923 3207h2000" svg:viewBox="0 0 2001 1">
          <text:p text:style-name="P1">routed</text:p>
          <text:p text:style-name="P1"/>
        </draw:connector>
        <draw:connector draw:style-name="gr4" draw:text-style-name="P1" draw:layer="layout" svg:x1="14.423cm" svg:y1="3.207cm" svg:x2="15.423cm" svg:y2="3.207cm" draw:start-shape="id7" draw:start-glue-point="7" draw:end-shape="id1" draw:end-glue-point="3" svg:d="M14423 3207h1000" svg:viewBox="0 0 1001 1">
          <text:p/>
        </draw:connector>
        <draw:connector draw:style-name="gr5" draw:text-style-name="P1" draw:layer="layout" svg:x1="7.173cm" svg:y1="3.457cm" svg:x2="4.673cm" svg:y2="5.457cm" draw:start-shape="id5" draw:start-glue-point="6" draw:end-shape="id8" draw:end-glue-point="0" svg:d="M7173 3457v1001h-2500v999" svg:viewBox="0 0 2501 2001">
          <text:p text:style-name="P1"/>
          <text:p text:style-name="P1">local</text:p>
        </draw:connector>
        <draw:connector draw:style-name="gr4" draw:text-style-name="P1" draw:layer="layout" draw:line-skew="-0.001cm" svg:x1="16.673cm" svg:y1="5.457cm" svg:x2="14.173cm" svg:y2="3.457cm" draw:start-shape="id9" draw:end-shape="id7" draw:end-glue-point="6" svg:d="M16673 5457v-1000h-2500v-1000" svg:viewBox="0 0 2501 2001">
          <text:p/>
        </draw:connector>
        <draw:connector draw:style-name="gr5" draw:text-style-name="P1" draw:layer="layout" svg:x1="5.923cm" svg:y1="6.207cm" svg:x2="9.423cm" svg:y2="6.207cm" draw:start-shape="id8" draw:start-glue-point="1" draw:end-shape="id10" draw:end-glue-point="3" svg:d="M5923 6207h3500" svg:viewBox="0 0 3501 1">
          <text:p text:style-name="P1">accepted</text:p>
          <text:p text:style-name="P1"/>
        </draw:connector>
        <draw:connector draw:style-name="gr5" draw:text-style-name="P1" draw:layer="layout" svg:x1="11.923cm" svg:y1="6.207cm" svg:x2="15.423cm" svg:y2="6.207cm" draw:end-shape="id9" draw:end-glue-point="3" svg:d="M11923 6207h3500" svg:viewBox="0 0 3501 1">
          <text:p text:style-name="P1">generates</text:p>
          <text:p text:style-name="P1"/>
        </draw:connector>
        <draw:custom-shape draw:style-name="gr6" draw:text-style-name="P1" xml:id="id4" draw:id="id4" draw:layer="layout" svg:width="2.5cm" svg:height="1.5cm" svg:x="3.423cm" svg:y="2.457cm">
          <text:p text:style-name="P1">PRE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5cm" svg:height="1.5cm" svg:x="3.423cm" svg:y="5.457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2.5cm" svg:height="1.5cm" svg:x="9.423cm" svg:y="5.457cm">
          <text:p text:style-name="P1">local</text:p>
          <text:p text:style-name="P1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2.5cm" svg:height="1.5cm" svg:x="9.423cm" svg:y="2.457cm">
          <text:p text:style-name="P1">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2.5cm" svg:height="1.5cm" svg:x="15.423cm" svg:y="5.457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2.5cm" svg:height="1.5cm" svg:x="15.423cm" svg:y="2.457cm">
          <text:p text:style-name="P1">POST-</text:p>
          <text:p text:style-name="P1">ROU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textarea-vertical-align="middle"/>
      <style:paragraph-properties fo:text-align="center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Linux_X86_64 LibreOffice_project/420m0$Build-4</meta:generator>
    <meta:creation-date>2013-03-23T20:30:19</meta:creation-date>
    <dc:language>de-DE</dc:language>
    <meta:editing-cycles>15</meta:editing-cycles>
    <meta:editing-duration>PT47M47S</meta:editing-duration>
    <meta:initial-creator>Christoph Schulz</meta:initial-creator>
    <dc:date>2014-02-20T12:01:14.109818600</dc:date>
    <dc:creator>Heinrich Siebmanns</dc:creator>
    <meta:document-statistic meta:object-count="22"/>
    <meta:user-defined meta:name="Info 1"/>
    <meta:user-defined meta:name="Info 2"/>
    <meta:user-defined meta:name="Info 3"/>
    <meta:user-defined meta:name="Info 4"/>
    <meta:template xlink:type="simple" xlink:actuate="onRequest" xlink:title="Diagramm" xlink:href="../../../../../../../../../../Gemeinsame%20Dateien/System/Anwendungen/OpenOffice/Vorlagen/Diagramm.otg" meta:date="2013-03-23T20:30:19"/>
  </office:meta>
</office:document-meta>
</file>